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9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1.101cm"/>
    </style:style>
    <style:style style:name="co7" style:family="table-column">
      <style:table-column-properties fo:break-before="auto" style:column-width="0.9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0.4cm"/>
    </style:style>
    <style:style style:name="co10" style:family="table-column">
      <style:table-column-properties fo:break-before="auto" style:column-width="0.697cm"/>
    </style:style>
    <style:style style:name="co11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0.6cm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IE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35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B64">
        <office:forms form:automatic-focus="false" form:apply-design-mode="false"/>
        <table:table-column table:style-name="co2" table:default-cell-style-name="ce25"/>
        <table:table-column table:style-name="co3" table:number-columns-repeated="4" table:default-cell-style-name="ce25"/>
        <table:table-column table:style-name="co4" table:default-cell-style-name="ce25"/>
        <table:table-column table:style-name="co5" table:number-columns-repeated="2" table:default-cell-style-name="ce25"/>
        <table:table-column table:style-name="co6" table:default-cell-style-name="ce25"/>
        <table:table-column table:style-name="co3" table:default-cell-style-name="ce25"/>
        <table:table-column table:style-name="co7" table:default-cell-style-name="ce25"/>
        <table:table-column table:style-name="co8" table:default-cell-style-name="ce25"/>
        <table:table-column table:style-name="co5" table:default-cell-style-name="ce25"/>
        <table:table-column table:style-name="co3" table:number-columns-repeated="3" table:default-cell-style-name="ce25"/>
        <table:table-column table:style-name="co5" table:default-cell-style-name="ce25"/>
        <table:table-column table:style-name="co9" table:default-cell-style-name="ce25"/>
        <table:table-column table:style-name="co3" table:default-cell-style-name="ce25"/>
        <table:table-column table:style-name="co10" table:default-cell-style-name="ce25"/>
        <table:table-column table:style-name="co3" table:number-columns-repeated="2" table:default-cell-style-name="ce25"/>
        <table:table-column table:style-name="co4" table:number-columns-repeated="4" table:default-cell-style-name="ce25"/>
        <table:table-column table:style-name="co3" table:number-columns-repeated="2" table:default-cell-style-name="ce25"/>
        <table:table-column table:style-name="co7" table:default-cell-style-name="ce25"/>
        <table:table-column table:style-name="co3" table:number-columns-repeated="2" table:default-cell-style-name="ce25"/>
        <table:table-column table:style-name="co11" table:number-columns-repeated="4" table:default-cell-style-name="ce25"/>
        <table:table-column table:style-name="co4" table:number-columns-repeated="2" table:default-cell-style-name="ce25"/>
        <table:table-column table:style-name="co11" table:default-cell-style-name="ce25"/>
        <table:table-column table:style-name="co13" table:default-cell-style-name="ce25"/>
        <table:table-column table:style-name="co3" table:number-columns-repeated="3" table:default-cell-style-name="ce25"/>
        <table:table-column table:style-name="co6" table:default-cell-style-name="ce25"/>
        <table:table-column table:style-name="co4" table:default-cell-style-name="ce25"/>
        <table:table-column table:style-name="co3" table:default-cell-style-name="ce25"/>
        <table:table-column table:style-name="co9" table:number-columns-repeated="9" table:default-cell-style-name="ce25"/>
        <table:table-column table:style-name="co12" table:number-columns-repeated="2" table:default-cell-style-name="ce25"/>
        <table:table-column table:style-name="co12" table:default-cell-style-name="ce40"/>
        <table:table-column table:style-name="co12" table:number-columns-repeated="924" table:default-cell-style-name="ce25"/>
        <table:table-column table:style-name="co12" table:number-columns-repeated="11" table:default-cell-style-name="Default"/>
        <table:table-row table:style-name="ro5">
          <table:table-cell table:style-name="ce1" office:value-type="string" calcext:value-type="string" table:number-columns-spanned="1" table:number-rows-spanned="2">
            <text:p>Part number</text:p>
          </table:table-cell>
          <table:table-cell table:style-name="ce1" office:value-type="string" calcext:value-type="string" table:number-columns-spanned="2" table:number-rows-spanned="1">
            <text:p>Volt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. freq.</text:p>
          </table:table-cell>
          <table:covered-table-cell table:style-name="ce1"/>
          <table:table-cell table:style-name="ce1" office:value-type="string" calcext:value-type="string" table:number-columns-spanned="6" table:number-rows-spanned="1">
            <text:p>Memory</text:p>
          </table:table-cell>
          <table:covered-table-cell table:number-columns-repeated="5" table:style-name="ce1"/>
          <table:table-cell table:style-name="ce6" office:value-type="string" calcext:value-type="string" table:number-columns-spanned="6" table:number-rows-spanned="1">
            <text:p>GPIO</text:p>
          </table:table-cell>
          <table:covered-table-cell table:number-columns-repeated="4" table:style-name="ce28"/>
          <table:covered-table-cell table:style-name="ce6"/>
          <table:table-cell table:style-name="ce1" office:value-type="string" calcext:value-type="string" table:number-columns-spanned="2" table:number-rows-spanned="1">
            <text:p>UA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I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I2C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2.899cm" svg:height="2.571cm" svg:x="20.902cm" svg:y="0cm" draw:caption-point-x="-0.61cm" draw:caption-point-y="0.01cm">
              <dc:date>2022-05-19T00:00:00</dc:date>
              <text:p text:style-name="P1"><text:span text:style-name="T1">LCM = LCD module (e.g. TFT display module with parallel interface).</text:span></text:p>
              <text:p text:style-name="P1"><text:span text:style-name="T1">Uses DMA.</text:span></text:p>
            </office:annotation>
            <text:p>LCM driver</text:p>
          </table:table-cell>
          <table:table-cell table:style-name="ce1" office:value-type="string" calcext:value-type="string" table:number-columns-spanned="1" table:number-rows-spanned="2">
            <text:p>LCD <text:s/>panel driver</text:p>
          </table:table-cell>
          <table:table-cell table:style-name="ce1" office:value-type="string" calcext:value-type="string" table:number-columns-spanned="1" table:number-rows-spanned="2">
            <text:p>LED driver</text:p>
          </table:table-cell>
          <table:table-cell table:style-name="ce1" office:value-type="string" calcext:value-type="string" table:number-columns-spanned="1" table:number-rows-spanned="2">
            <text:p>Touch key driver</text:p>
          </table:table-cell>
          <table:table-cell table:style-name="ce1" office:value-type="string" calcext:value-type="string" table:number-columns-spanned="1" table:number-rows-spanned="2">
            <text:p>RTC</text:p>
          </table:table-cell>
          <table:table-cell table:style-name="ce1" office:value-type="string" calcext:value-type="string" table:number-columns-spanned="1" table:number-rows-spanned="2">
            <text:p>USB</text:p>
          </table:table-cell>
          <table:table-cell table:style-name="ce1" office:value-type="string" calcext:value-type="string" table:number-columns-spanned="1" table:number-rows-spanned="2">
            <text:p>16-bit MDU</text:p>
          </table:table-cell>
          <table:table-cell table:style-name="ce1" office:value-type="string" calcext:value-type="string" table:number-columns-spanned="1" table:number-rows-spanned="2">
            <text:p>Timers</text:p>
          </table:table-cell>
          <table:table-cell table:style-name="ce29" office:value-type="string" calcext:value-type="string" table:number-columns-spanned="1" table:number-rows-spanned="2">
            <text:p>CCP</text:p>
          </table:table-cell>
          <table:table-cell table:style-name="ce30" office:value-type="string" calcext:value-type="string" table:number-columns-spanned="4" table:number-rows-spanned="1">
            <text:p>PCA PWM</text:p>
          </table:table-cell>
          <table:covered-table-cell table:number-columns-repeated="2" table:style-name="ce31"/>
          <table:covered-table-cell table:style-name="ce32"/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0.6cm" svg:y="0cm" draw:caption-point-x="-0.61cm" draw:caption-point-y="0.01cm">
              <dc:date>2022-05-18T00:00:00</dc:date>
              <text:p text:style-name="P1"><text:span text:style-name="T1">with dead-time control</text:span></text:p>
            </office:annotation>
            <text:p>15-bit enhan-ced PWM</text:p>
          </table:table-cell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1.6cm" svg:y="0cm" draw:caption-point-x="-0.61cm" draw:caption-point-y="0.01cm">
              <dc:date>2022-05-18T00:00:00</dc:date>
              <text:p text:style-name="P1"><text:span text:style-name="T1">with complementary symmetrical dead-time</text:span></text:p>
            </office:annotation>
            <text:p>16-bit advan-ced PWM</text:p>
          </table:table-cell>
          <table:table-cell table:style-name="ce1" office:value-type="string" calcext:value-type="string" table:number-columns-spanned="5" table:number-rows-spanned="1">
            <text:p>ADC</text:p>
          </table:table-cell>
          <table:covered-table-cell table:number-columns-repeated="4" table:style-name="ce1"/>
          <table:table-cell table:style-name="ce34" office:value-type="string" calcext:value-type="string" table:number-columns-spanned="1" table:number-rows-spanned="2">
            <text:p>Comparator</text:p>
          </table:table-cell>
          <table:table-cell table:style-name="ce1" office:value-type="string" calcext:value-type="string" table:number-columns-spanned="1" table:number-rows-spanned="2">
            <text:p>Power-down wake-up timer</text:p>
          </table:table-cell>
          <table:table-cell table:style-name="ce1" office:value-type="string" calcext:value-type="string" table:number-columns-spanned="1" table:number-rows-spanned="2">
            <text:p>LVD</text:p>
          </table:table-cell>
          <table:table-cell table:style-name="ce1" office:value-type="string" calcext:value-type="string" table:number-columns-spanned="9" table:number-rows-spanned="1">
            <text:p>Available pin counts</text:p>
          </table:table-cell>
          <table:covered-table-cell table:number-columns-repeated="8" table:style-name="ce1"/>
          <table:table-cell table:style-name="ce35" table:number-columns-repeated="2"/>
          <table:table-cell table:style-name="ce38"/>
          <table:table-cell table:style-name="ce35" table:number-columns-repeated="924"/>
          <table:table-cell table:style-name="ce41" table:number-columns-repeated="11"/>
        </table:table-row>
        <table:table-row table:style-name="ro6">
          <table:covered-table-cell table:style-name="ce2"/>
          <table:table-cell table:style-name="ce2" office:value-type="string" calcext:value-type="string">
            <text:p>Min.</text:p>
          </table:table-cell>
          <table:table-cell table:style-name="ce2" office:value-type="string" calcext:value-type="string">
            <text:p>Max.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Int. osc.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data+ idata</text:p>
          </table:table-cell>
          <table:table-cell table:style-name="ce2" office:value-type="string" calcext:value-type="string">
            <text:p>xdata</text:p>
          </table:table-cell>
          <table:table-cell table:style-name="ce2" office:value-type="string" calcext:value-type="string">
            <text:p>eeprom</text:p>
          </table:table-cell>
          <table:table-cell table:style-name="ce2" office:value-type="string" calcext:value-type="string">
            <text:p>DMA</text:p>
          </table:table-cell>
          <table:table-cell table:style-name="ce2" office:value-type="string" calcext:value-type="string">
            <text:p>DPTR</text:p>
          </table:table-cell>
          <table:table-cell table:style-name="ce2" office:value-type="string" calcext:value-type="string">
            <text:p>Ports</text:p>
          </table:table-cell>
          <table:table-cell table:style-name="ce2" office:value-type="string" calcext:value-type="string">
            <text:p>Max. lines</text:p>
          </table:table-cell>
          <table:table-cell table:style-name="ce2" office:value-type="string" calcext:value-type="string">
            <office:annotation draw:style-name="gr2" draw:text-style-name="P2" svg:width="2.899cm" svg:height="1.799cm" svg:x="14.503cm" svg:y="0.232cm" draw:caption-point-x="-0.61cm" draw:caption-point-y="0.462cm">
              <dc:date>2022-05-18T00:00:00</dc:date>
              <text:p text:style-name="P1"><text:span text:style-name="T1">Internal pull-up resistors + Schmidt trigger inputs</text:span></text:p>
            </office:annotation>
            <text:p>PU+NCS</text:p>
          </table:table-cell>
          <table:table-cell table:style-name="ce2" office:value-type="string" calcext:value-type="string">
            <office:annotation draw:style-name="gr2" draw:text-style-name="P2" svg:width="2.899cm" svg:height="1.799cm" svg:x="15.203cm" svg:y="0.232cm" draw:caption-point-x="-0.61cm" draw:caption-point-y="0.462cm">
              <dc:date>2022-05-18T00:00:00</dc:date>
              <text:p text:style-name="P1"><text:span text:style-name="T1">Slew rate + Drive current</text:span></text:p>
            </office:annotation>
            <text:p>SR+DR</text:p>
          </table:table-cell>
          <table:table-cell table:style-name="ce2" office:value-type="string" calcext:value-type="string">
            <office:annotation draw:style-name="gr2" draw:text-style-name="P2" svg:width="2.899cm" svg:height="1.799cm" svg:x="15.903cm" svg:y="0.232cm" draw:caption-point-x="-0.609cm" draw:caption-point-y="0.462cm">
              <dc:date>2022-05-18T00:00:00</dc:date>
              <text:p text:style-name="P1"><text:span text:style-name="T1">Input enable</text:span></text:p>
            </office:annotation>
            <text:p>IE</text:p>
          </table:table-cell>
          <table:table-cell table:style-name="ce2" office:value-type="string" calcext:value-type="string">
            <text:p>INT+WK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MA</text:p>
          </table:table-cell>
          <table:table-cell table:style-name="ce2"/>
          <table:table-cell table:style-name="ce2" office:value-type="string" calcext:value-type="string">
            <text:p>DMA</text:p>
          </table:table-cell>
          <table:covered-table-cell table:number-columns-repeated="10" table:style-name="ce2"/>
          <table:table-cell table:style-name="ce2" office:value-type="string" calcext:value-type="string">
            <text:p>6- bit</text:p>
          </table:table-cell>
          <table:table-cell table:style-name="ce2" office:value-type="string" calcext:value-type="string">
            <text:p>7- bit</text:p>
          </table:table-cell>
          <table:table-cell table:style-name="ce2" office:value-type="string" calcext:value-type="string">
            <text:p>8- bit</text:p>
          </table:table-cell>
          <table:table-cell table:style-name="ce2" office:value-type="string" calcext:value-type="string">
            <text:p>10- bit</text:p>
          </table:table-cell>
          <table:covered-table-cell table:number-columns-repeated="2" table:style-name="ce2"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its</text:p>
          </table:table-cell>
          <table:table-cell table:style-name="ce33" office:value-type="string" calcext:value-type="string">
            <office:annotation draw:style-name="gr2" draw:text-style-name="P2" svg:width="2.899cm" svg:height="1.799cm" svg:x="33.4cm" svg:y="0cm" draw:caption-point-x="-0.61cm" draw:caption-point-y="0.694cm">
              <dc:date>2022-09-26T00:00:00</dc:date>
              <text:p text:style-name="P1"><text:span text:style-name="T1">Has AVcc pin</text:span></text:p>
            </office:annotation>
            <text:p>AVcc</text:p>
          </table:table-cell>
          <table:table-cell table:style-name="ce33" office:value-type="string" calcext:value-type="string">
            <office:annotation draw:style-name="gr2" draw:text-style-name="P2" svg:width="2.899cm" svg:height="1.799cm" svg:x="34.1cm" svg:y="0cm" draw:caption-point-x="-0.61cm" draw:caption-point-y="0.694cm">
              <dc:date>2022-09-26T00:00:00</dc:date>
              <text:p text:style-name="P1"><text:span text:style-name="T1">Has Vref pin</text:span></text:p>
            </office:annotation>
            <text:p>Vref</text:p>
          </table:table-cell>
          <table:table-cell table:style-name="ce2" office:value-type="string" calcext:value-type="string">
            <text:p>DMA</text:p>
          </table:table-cell>
          <table:covered-table-cell table:number-columns-repeated="3" table:style-name="ce2"/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64</text:p>
          </table:table-cell>
          <table:table-cell table:style-name="ce36" table:number-columns-repeated="2"/>
          <table:table-cell table:style-name="ce39"/>
          <table:table-cell table:style-name="ce36" table:number-columns-repeated="924"/>
          <table:table-cell table:style-name="ce41" table:number-columns-repeated="11"/>
        </table:table-row>
        <table:table-row table:style-name="ro3">
          <table:table-cell table:style-name="ce24" office:value-type="string" calcext:value-type="string">
            <text:p>STC8H1K08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office:annotation draw:style-name="gr2" draw:text-style-name="P2" svg:width="2.899cm" svg:height="1.799cm" svg:x="18.502cm" svg:y="0.174cm" draw:caption-point-x="-0.61cm" draw:caption-point-y="1.51cm">
              <dc:date>2023-01-27T00:00:00</dc:date>
              <text:p text:style-name="P1"><text:span text:style-name="T1">Standard speed (SPR == 3 =&gt; Sysclk/</text:span><text:span text:style-name="T2">32</text:span><text:span text:style-name="T1">)</text:span></text:p>
            </office:annotation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17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08T-33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3" calcext:value-type="float">
            <text:p>33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office:annotation draw:style-name="gr2" draw:text-style-name="P2" svg:width="2.899cm" svg:height="1.799cm" svg:x="18.502cm" svg:y="1.077cm" draw:caption-point-x="-0.61cm" draw:caption-point-y="1.51cm">
              <dc:date>2023-01-27T00:00:00</dc:date>
              <text:p text:style-name="P1"><text:span text:style-name="T1">High speed (SPR == 3 =&gt; Sysclk/</text:span><text:span text:style-name="T2">2</text:span><text:span text:style-name="T1">)</text:span></text:p>
            </office:annotation>
            <text:p>HS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17T-33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16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12*1024" office:value-type="float" office:value="12288" calcext:value-type="float">
            <text:p>1228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2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24*1024" office:value-type="float" office:value="24576" calcext:value-type="float">
            <text:p>2457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28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28*1024" office:value-type="float" office:value="28672" calcext:value-type="float">
            <text:p>2867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32S2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48S2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64S2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48S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60S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64S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32TL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48TL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64TL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32TLCD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48TLCD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64TLCD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8K32U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8K64U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16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office:annotation draw:style-name="gr2" draw:text-style-name="P2" svg:width="2.899cm" svg:height="1.799cm" svg:x="27.603cm" svg:y="9.657cm" draw:caption-point-x="-0.61cm" draw:caption-point-y="1.51cm">
              <dc:date>2022-05-29T00:00:00</dc:date>
              <text:p text:style-name="P1"><text:span text:style-name="T1">The 4</text:span><text:span text:style-name="T3">th</text:span><text:span text:style-name="T1"> channel uses Extended SFR.</text:span></text:p>
            </office:annotation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office:annotation draw:style-name="gr3" draw:text-style-name="P2" svg:width="2.899cm" svg:height="2.176cm" svg:x="30.6cm" svg:y="9.657cm" draw:caption-point-x="-0.61cm" draw:caption-point-y="1.51cm">
              <dc:date>2022-05-28T00:00:00</dc:date>
              <text:p text:style-name="P1"><text:span text:style-name="T1">The enhanced PWM of the STC8A8K64D4 is identical to the STC8G's.</text:span></text:p>
            </office:annotation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32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48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0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4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08-38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17-38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08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, 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17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, 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08A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, 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17A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, 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08T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17T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16S2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32S2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48S2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64S2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32S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office:annotation draw:style-name="gr2" draw:text-style-name="P2" svg:width="2.899cm" svg:height="1.799cm" svg:x="13.002cm" svg:y="17.333cm" draw:caption-point-x="-0.61cm" draw:caption-point-y="1.51cm">
              <dc:date>2022-05-30T00:00:00</dc:date>
              <text:p text:style-name="P1"><text:span text:style-name="T1">32-pin package doesn't have P4.</text:span></text:p>
            </office:annotation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office:annotation draw:style-name="gr3" draw:text-style-name="P2" svg:width="2.899cm" svg:height="2.176cm" svg:x="30.6cm" svg:y="17.333cm" draw:caption-point-x="-0.61cm" draw:caption-point-y="1.51cm">
              <dc:date>2022-06-13T00:00:00</dc:date>
              <text:p text:style-name="P1"><text:span text:style-name="T1">P5 doesn't have pins 5/6/6, so that's a total of 45 channels, instead of 48.</text:span></text:p>
            </office:annotation>
            <text:p>6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48S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6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60S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6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64S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6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16S2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office:annotation draw:style-name="gr1" draw:text-style-name="P2" svg:width="2.899cm" svg:height="2.571cm" svg:x="30.6cm" svg:y="19.139cm" draw:caption-point-x="-0.61cm" draw:caption-point-y="1.51cm">
              <dc:date>2022-05-28T00:00:00</dc:date>
              <text:p text:style-name="P1"><text:span text:style-name="T1">The enhanced PWM of the STC8A8KxxS4A12 is slightly different from the STC8G's.</text:span></text:p>
            </office:annotation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32S2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0S2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4S2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16S4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32S4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0S4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4S4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101-35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*1024" office:value-type="float" office:value="1024" calcext:value-type="float">
            <text:p>1024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6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204S-35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1*1024" office:value-type="float" office:value="1024" calcext:value-type="float">
            <text:p>10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office:annotation draw:style-name="gr2" draw:text-style-name="P2" svg:width="2.899cm" svg:height="1.799cm" svg:x="13.002cm" svg:y="23.203cm" draw:caption-point-x="-0.61cm" draw:caption-point-y="1.51cm">
              <dc:date>2022-10-04T00:00:00</dc:date>
              <text:p text:style-name="P1"><text:span text:style-name="T1">8-pin package doesn't have P1</text:span></text:p>
            </office:annotation>
            <text:p>1, 3, 5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1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2" table:style-name="ce26" office:value-type="string" calcext:value-type="string">
            <text:p>-</text:p>
          </table:table-cell>
          <table:table-cell table:style-name="ce26" office:value-type="string" calcext:value-type="string">
            <text:p>1P+2N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04S-35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number-columns-repeated="2" table:style-name="ce26" office:value-type="float" office:value="256" calcext:value-type="float">
            <text:p>256</text:p>
          </table:table-cell>
          <table:table-cell table:style-name="ce26" table:formula="of:=9*1024" office:value-type="float" office:value="9216" calcext:value-type="float">
            <text:p>921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2" table:style-name="ce26" office:value-type="string" calcext:value-type="string">
            <text:p>-</text:p>
          </table:table-cell>
          <table:table-cell table:style-name="ce26" office:value-type="string" calcext:value-type="string">
            <text:p>1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08AS-35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5" calcext:value-type="float">
            <office:annotation draw:style-name="gr2" draw:text-style-name="P2" svg:width="2.899cm" svg:height="1.799cm" svg:x="5.799cm" svg:y="24.105cm" draw:caption-point-x="-0.609cm" draw:caption-point-y="1.511cm">
              <dc:date>2022-05-19T00:00:00</dc:date>
              <text:p text:style-name="P1"><text:span text:style-name="T1">16-pin package doesn't support external crystal.</text:span></text:p>
            </office:annotation>
            <text:p>35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number-columns-repeated="2" table:style-name="ce26" office:value-type="float" office:value="256" calcext:value-type="float">
            <text:p>256</text:p>
          </table:table-cell>
          <table:table-cell table:style-name="ce26" table:formula="of:=5*1024" office:value-type="float" office:value="5120" calcext:value-type="float">
            <text:p>512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office:annotation draw:style-name="gr2" draw:text-style-name="P2" svg:width="2.899cm" svg:height="1.799cm" svg:x="13.002cm" svg:y="24.105cm" draw:caption-point-x="-0.61cm" draw:caption-point-y="1.511cm">
              <dc:date>2022-05-19T00:00:00</dc:date>
              <text:p text:style-name="P1"><text:span text:style-name="T1">+ P2 for 28-pin package</text:span></text:p>
            </office:annotation>
            <text:p>1, 3, 5</text:p>
          </table:table-cell>
          <table:table-cell table:style-name="ce26" office:value-type="float" office:value="26" calcext:value-type="float">
            <text:p>26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16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42*1024" office:value-type="float" office:value="43008" calcext:value-type="float">
            <text:p>4300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office:annotation draw:style-name="gr1" draw:text-style-name="P2" svg:width="2.899cm" svg:height="2.571cm" svg:x="30.6cm" svg:y="24.558cm" draw:caption-point-x="-0.61cm" draw:caption-point-y="1.51cm">
              <dc:date>2022-05-28T00:00:00</dc:date>
              <text:p text:style-name="P1"><text:span text:style-name="T1">The enhanced PWM of the STC15 offers less features than the STC8A's</text:span></text:p>
            </office:annotation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32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26*1024" office:value-type="float" office:value="26624" calcext:value-type="float">
            <text:p>266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40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40*1024" office:value-type="float" office:value="40960" calcext:value-type="float">
            <text:p>4096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18*1024" office:value-type="float" office:value="18432" calcext:value-type="float">
            <text:p>1843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48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10*1024" office:value-type="float" office:value="10240" calcext:value-type="float">
            <text:p>1024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56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56*1024" office:value-type="float" office:value="57344" calcext:value-type="float">
            <text:p>5734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2C5A56S2-35I</text:p>
          </table:table-cell>
          <table:table-cell table:style-name="ce26" office:value-type="string" calcext:value-type="string">
            <text:p>3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56*1024" office:value-type="float" office:value="57344" calcext:value-type="float">
            <text:p>5734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5*1024" office:value-type="float" office:value="5120" calcext:value-type="float">
            <text:p>512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3" calcext:value-type="float">
            <office:annotation draw:style-name="gr2" draw:text-style-name="P2" svg:width="2.899cm" svg:height="1.799cm" svg:x="26.903cm" svg:y="26.816cm" draw:caption-point-x="-0.61cm" draw:caption-point-y="1.51cm">
              <dc:date>2022-05-31T00:00:00</dc:date>
              <text:p text:style-name="P1"><text:span text:style-name="T1">Has an 8-bit BRT instead of T2.</text:span></text:p>
            </office:annotation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2C5A60S2-35I</text:p>
          </table:table-cell>
          <table:table-cell table:style-name="ce26" office:value-type="string" calcext:value-type="string">
            <text:p>3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number-columns-repeated="2"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90C58RD+-40I</text:p>
          </table:table-cell>
          <table:table-cell table:style-name="ce26" office:value-type="float" office:value="3.3" calcext:value-type="float">
            <text:p>3.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29696" calcext:value-type="float">
            <text:p>296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4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1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4" table:style-name="ce26" office:value-type="string" calcext:value-type="string">
            <text:p>-</text:p>
          </table:table-cell>
          <table:table-cell table:style-name="ce26" table:number-columns-repeated="6"/>
          <table:table-cell table:number-columns-repeated="2" table:style-name="ce26" office:value-type="string" calcext:value-type="string">
            <text:p>y</text:p>
          </table:table-cell>
          <table:table-cell table:style-name="ce26" table:number-columns-repeated="2"/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 table:number-rows-repeated="1048511">
          <table:table-cell table:number-columns-repeated="992"/>
        </table:table-row>
        <table:table-row table:style-name="ro3">
          <table:table-cell table:number-columns-repeated="992"/>
        </table:table-row>
      </table:table>
      <table:table table:name="License" table:style-name="ta1">
        <table:table-column table:style-name="co12" table:default-cell-style-name="Default"/>
        <table:table-row table:style-name="ro3">
          <table:table-cell office:value-type="string" calcext:value-type="string">
            <text:p>This document is (c) 2023 Vincent DEFERT and is licensed under the Creative Commons Attribution 4.0 International License.</text:p>
          </table:table-cell>
        </table:table-row>
        <table:table-row table:style-name="ro4">
          <table:table-cell office:value-type="string" calcext:value-type="string">
            <text:p>Information about the license can be found at: <text:a xlink:href="http://creativecommons.org/licenses/by/4.0/" xlink:type="simple">http://creativecommons.org/licenses/by/4.0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 style:data-style-name="N2" text:time-value="14:27:48.9173599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5:07:54.662616196</meta:creation-date>
    <dc:date>2023-08-17T14:28:23.493904890</dc:date>
    <meta:editing-duration>P1DT10H40M11S</meta:editing-duration>
    <meta:editing-cycles>57</meta:editing-cycles>
    <meta:generator>LibreOffice/7.5.5.2$Linux_X86_64 LibreOffice_project/50$Build-2</meta:generator>
    <meta:document-statistic meta:table-count="2" meta:cell-count="3404" meta:object-count="0"/>
  </office:meta>
</office:document-meta>
</file>